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9.294166900</meta:creation-date>
    <dc:description>This work is licensed under a Creative Commons 0 License.
It makes use of the works of Alexander Wilms.</dc:description>
    <meta:generator>LibreOffice/24.2.7.2$Linux_AARCH64 LibreOffice_project/420$Build-2</meta:generator>
    <dc:title>DNA</dc:title>
    <meta:editing-duration>P0D</meta:editing-duration>
    <meta:editing-cycles>1</meta:editing-cycles>
    <meta:document-statistic meta:object-count="107"/>
    <meta:template xlink:type="simple" xlink:actuate="onRequest" xlink:title="DNA" xlink:href="../DNA.otp" meta:date="2025-12-09T10:55:49.294530900"/>
  </office:meta>
</office:document-meta>
</file>